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1cm"/>
    </style:style>
    <style:style style:name="co2" style:family="table-column">
      <style:table-column-properties fo:break-before="auto" style:column-width="2.127cm"/>
    </style:style>
    <style:style style:name="co3" style:family="table-column">
      <style:table-column-properties fo:break-before="auto" style:column-width="7.828cm"/>
    </style:style>
    <style:style style:name="co4" style:family="table-column">
      <style:table-column-properties fo:break-before="auto" style:column-width="1.54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value-type" style:repeat-content="false"/>
      <style:paragraph-properties fo:margin-left="0cm"/>
    </style:style>
    <style:style style:name="ce7" style:family="table-cell" style:parent-style-name="Default">
      <style:table-cell-properties fo:border-bottom="0.06pt solid #000000" style:text-align-source="value-type" style:repeat-content="false" fo:border-left="none" fo:border-right="none" fo:border-top="none"/>
      <style:paragraph-properties fo:margin-left="0cm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fo:wrap-option="wrap" fo:border-left="none" fo:border-right="none" fo:border-top="none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2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Sl#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articulars</text:p>
          </table:table-cell>
          <table:table-cell table:style-name="ce1" office:value-type="string" calcext:value-type="string">
            <text:p>LF</text:p>
          </table:table-cell>
          <table:table-cell table:style-name="ce1" office:value-type="string" calcext:value-type="string">
            <text:p>Debit (Rs.)</text:p>
          </table:table-cell>
          <table:table-cell table:style-name="ce1" office:value-type="string" calcext:value-type="string">
            <text:p>Credit (Rs.)</text:p>
          </table:table-cell>
          <table:table-cell table:style-name="ce14" table:number-columns-repeated="1018"/>
        </table:table-row>
        <table:table-row table:style-name="ro1">
          <table:table-cell table:style-name="ce15" office:value-type="float" office:value="1" calcext:value-type="float" table:number-columns-spanned="1" table:number-rows-spanned="3">
            <text:p>1</text:p>
          </table:table-cell>
          <table:table-cell table:style-name="ce5" office:value-type="date" office:date-value="2004-04-01" calcext:value-type="date" table:number-columns-spanned="1" table:number-rows-spanned="3">
            <text:p>01/04/04</text:p>
          </table:table-cell>
          <table:table-cell table:style-name="ce8" office:value-type="string" calcext:value-type="string">
            <text:p>Cash A/c <text:s text:c="54"/>Dr.</text:p>
          </table:table-cell>
          <table:table-cell table:style-name="ce8"/>
          <table:table-cell table:style-name="ce8" office:value-type="float" office:value="300000" calcext:value-type="float">
            <text:p>300000</text:p>
          </table:table-cell>
          <table:table-cell table:style-name="ce11" office:value-type="float" office:value="300000" calcext:value-type="float">
            <text:p>300000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<text:s text:c="4"/>To Nandini Kapur Capital A/c</text:p>
          </table:table-cell>
          <table:table-cell table:number-columns-repeated="1021"/>
        </table:table-row>
        <table:table-row table:style-name="ro1">
          <table:covered-table-cell table:style-name="ce4"/>
          <table:covered-table-cell table:style-name="ce7"/>
          <table:table-cell table:style-name="ce9" office:value-type="string" calcext:value-type="string">
            <text:p>(Being capital introduced by owner)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2" calcext:value-type="float" table:number-columns-spanned="1" table:number-rows-spanned="3">
            <text:p>2</text:p>
          </table:table-cell>
          <table:table-cell table:style-name="ce5" office:value-type="date" office:date-value="2004-04-02" calcext:value-type="date" table:number-columns-spanned="1" table:number-rows-spanned="3">
            <text:p>02/04/04</text:p>
          </table:table-cell>
          <table:table-cell table:style-name="ce8" office:value-type="string" calcext:value-type="string">
            <text:p>Computer A/c <text:s text:c="47"/>Dr.</text:p>
          </table:table-cell>
          <table:table-cell table:style-name="ce8"/>
          <table:table-cell table:style-name="ce8" office:value-type="float" office:value="22500" calcext:value-type="float">
            <text:p>22500</text:p>
          </table:table-cell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<text:s text:c="4"/>To Cash A/c</text:p>
          </table:table-cell>
          <table:table-cell table:number-columns-repeated="2"/>
          <table:table-cell office:value-type="float" office:value="22500" calcext:value-type="float">
            <text:p>22500</text:p>
          </table:table-cell>
          <table:table-cell table:number-columns-repeated="1018"/>
        </table:table-row>
        <table:table-row table:style-name="ro2">
          <table:covered-table-cell table:style-name="ce4"/>
          <table:covered-table-cell table:style-name="ce7"/>
          <table:table-cell table:style-name="ce9" office:value-type="string" calcext:value-type="string">
            <text:p>(Being computer purchased from Infinity Solution)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3" calcext:value-type="float" table:number-columns-spanned="1" table:number-rows-spanned="3">
            <text:p>3</text:p>
          </table:table-cell>
          <table:table-cell table:style-name="ce5" office:value-type="date" office:date-value="2004-04-03" calcext:value-type="date" table:number-columns-spanned="1" table:number-rows-spanned="3">
            <text:p>03/04/04</text:p>
          </table:table-cell>
          <table:table-cell table:style-name="ce8" office:value-type="string" calcext:value-type="string">
            <text:p>HDFC Bank A/c <text:s text:c="44"/>Dr.</text:p>
          </table:table-cell>
          <table:table-cell table:style-name="ce8"/>
          <table:table-cell table:style-name="ce8" office:value-type="float" office:value="100000" calcext:value-type="float">
            <text:p>100000</text:p>
          </table:table-cell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<text:s text:c="4"/>To Cash A/c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number-columns-repeated="1018"/>
        </table:table-row>
        <table:table-row table:style-name="ro2">
          <table:covered-table-cell table:style-name="ce4"/>
          <table:covered-table-cell table:style-name="ce7"/>
          <table:table-cell table:style-name="ce9" office:value-type="string" calcext:value-type="string">
            <text:p>(Being amount deposited in new HDFC Bank A/c)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4" calcext:value-type="float" table:number-columns-spanned="1" table:number-rows-spanned="3">
            <text:p>4</text:p>
          </table:table-cell>
          <table:table-cell table:style-name="ce5" office:value-type="date" office:date-value="2004-04-04" calcext:value-type="date" table:number-columns-spanned="1" table:number-rows-spanned="3">
            <text:p>04/04/04</text:p>
          </table:table-cell>
          <table:table-cell table:style-name="ce8" office:value-type="string" calcext:value-type="string">
            <text:p>Security Deposit A/c <text:s text:c="37"/>Dr.</text:p>
          </table:table-cell>
          <table:table-cell table:style-name="ce8"/>
          <table:table-cell table:style-name="ce8" office:value-type="float" office:value="25000" calcext:value-type="float">
            <text:p>25000</text:p>
          </table:table-cell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<text:s text:c="4"/>To HDFC Bank A/c</text:p>
          </table:table-cell>
          <table:table-cell table:number-columns-repeated="2"/>
          <table:table-cell office:value-type="float" office:value="25000" calcext:value-type="float">
            <text:p>25000</text:p>
          </table:table-cell>
          <table:table-cell table:number-columns-repeated="1018"/>
        </table:table-row>
        <table:table-row table:style-name="ro2">
          <table:covered-table-cell table:style-name="ce4"/>
          <table:covered-table-cell table:style-name="ce7"/>
          <table:table-cell table:style-name="ce9" office:value-type="string" calcext:value-type="string">
            <text:p>(Being security deposit paid to landlord for office space)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5" calcext:value-type="float" table:number-columns-spanned="1" table:number-rows-spanned="3">
            <text:p>5</text:p>
          </table:table-cell>
          <table:table-cell table:style-name="ce5" office:value-type="date" office:date-value="2004-04-05" calcext:value-type="date" table:number-columns-spanned="1" table:number-rows-spanned="3">
            <text:p>05/04/04</text:p>
          </table:table-cell>
          <table:table-cell table:style-name="ce8" office:value-type="string" calcext:value-type="string">
            <text:p>This event was not recorded as there was no </text:p>
          </table:table-cell>
          <table:table-cell table:style-name="ce8" table:number-columns-repeated="2"/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change in financial position of the business</text:p>
          </table:table-cell>
          <table:table-cell table:number-columns-repeated="1021"/>
        </table:table-row>
        <table:table-row table:style-name="ro1">
          <table:covered-table-cell table:style-name="ce4"/>
          <table:covered-table-cell table:style-name="ce7"/>
          <table:table-cell table:style-name="ce9" office:value-type="string" calcext:value-type="string">
            <text:p>due to this.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6" calcext:value-type="float" table:number-columns-spanned="1" table:number-rows-spanned="3">
            <text:p>6</text:p>
          </table:table-cell>
          <table:table-cell table:style-name="ce5" office:value-type="date" office:date-value="2004-04-10" calcext:value-type="date" table:number-columns-spanned="1" table:number-rows-spanned="3">
            <text:p>10/04/04</text:p>
          </table:table-cell>
          <table:table-cell table:style-name="ce8" office:value-type="string" calcext:value-type="string">
            <text:p>This event was not recorded as there was no </text:p>
          </table:table-cell>
          <table:table-cell table:style-name="ce8" table:number-columns-repeated="2"/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change in financial position of the business</text:p>
          </table:table-cell>
          <table:table-cell table:number-columns-repeated="1021"/>
        </table:table-row>
        <table:table-row table:style-name="ro1">
          <table:covered-table-cell table:style-name="ce4"/>
          <table:covered-table-cell table:style-name="ce7"/>
          <table:table-cell table:style-name="ce9" office:value-type="string" calcext:value-type="string">
            <text:p>due to this.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7" calcext:value-type="float" table:number-columns-spanned="1" table:number-rows-spanned="6">
            <text:p>7</text:p>
          </table:table-cell>
          <table:table-cell table:style-name="ce5" office:value-type="date" office:date-value="2004-04-15" calcext:value-type="date" table:number-columns-spanned="1" table:number-rows-spanned="6">
            <text:p>15/04/04</text:p>
          </table:table-cell>
          <table:table-cell table:style-name="ce8" office:value-type="string" calcext:value-type="string">
            <text:p>Cellphone A/c <text:s text:c="46"/>Dr.</text:p>
          </table:table-cell>
          <table:table-cell table:style-name="ce8"/>
          <table:table-cell table:style-name="ce8" office:value-type="float" office:value="6000" calcext:value-type="float">
            <text:p>6000</text:p>
          </table:table-cell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Furniture <text:s text:c="54"/>Dr.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Air Conditioner A/c <text:s text:c="39"/>Dr.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Electrical Fitting A/c <text:s text:c="37"/>Dr.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<text:s text:c="4"/>To HDFC Bank A/c</text:p>
          </table:table-cell>
          <table:table-cell table:number-columns-repeated="2"/>
          <table:table-cell office:value-type="float" office:value="61000" calcext:value-type="float">
            <text:p>61000</text:p>
          </table:table-cell>
          <table:table-cell table:number-columns-repeated="1018"/>
        </table:table-row>
        <table:table-row table:style-name="ro1">
          <table:covered-table-cell table:style-name="ce4"/>
          <table:covered-table-cell table:style-name="ce7"/>
          <table:table-cell table:style-name="ce9" office:value-type="string" calcext:value-type="string">
            <text:p>(Being some fixed assets purchased)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8" calcext:value-type="float" table:number-columns-spanned="1" table:number-rows-spanned="3">
            <text:p>8</text:p>
          </table:table-cell>
          <table:table-cell table:style-name="ce5" office:value-type="date" office:date-value="2004-04-16" calcext:value-type="date" table:number-columns-spanned="1" table:number-rows-spanned="3">
            <text:p>16/04/04</text:p>
          </table:table-cell>
          <table:table-cell table:style-name="ce8" office:value-type="string" calcext:value-type="string">
            <text:p>Security Deposit A/c <text:s text:c="37"/>Dr.</text:p>
          </table:table-cell>
          <table:table-cell table:style-name="ce8"/>
          <table:table-cell table:style-name="ce8" office:value-type="float" office:value="3000" calcext:value-type="float">
            <text:p>3000</text:p>
          </table:table-cell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<text:s text:c="4"/>To Cash A/c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1018"/>
        </table:table-row>
        <table:table-row table:style-name="ro3">
          <table:covered-table-cell table:style-name="ce4"/>
          <table:covered-table-cell table:style-name="ce7"/>
          <table:table-cell table:style-name="ce9" office:value-type="string" calcext:value-type="string">
            <text:p>(Being security deposit paid to Planet Telecommunications Ltd. for mobile phone subscription)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9" calcext:value-type="float" table:number-columns-spanned="1" table:number-rows-spanned="3">
            <text:p>9</text:p>
          </table:table-cell>
          <table:table-cell table:style-name="ce5" office:value-type="date" office:date-value="2004-04-20" calcext:value-type="date" table:number-columns-spanned="1" table:number-rows-spanned="3">
            <text:p>20/04/04</text:p>
          </table:table-cell>
          <table:table-cell table:style-name="ce8" office:value-type="string" calcext:value-type="string">
            <text:p>Stationery Consumables A/c <text:s text:c="24"/>Dr.</text:p>
          </table:table-cell>
          <table:table-cell table:style-name="ce8"/>
          <table:table-cell table:style-name="ce8" office:value-type="float" office:value="12500" calcext:value-type="float">
            <text:p>12500</text:p>
          </table:table-cell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<text:s text:c="4"/>To Global House A/c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table:number-columns-repeated="1018"/>
        </table:table-row>
        <table:table-row table:style-name="ro2">
          <table:covered-table-cell table:style-name="ce4"/>
          <table:covered-table-cell table:style-name="ce7"/>
          <table:table-cell table:style-name="ce9" office:value-type="string" calcext:value-type="string">
            <text:p>(Being stationery consumables purchased in credit from Global House)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10" calcext:value-type="float" table:number-columns-spanned="1" table:number-rows-spanned="3">
            <text:p>10</text:p>
          </table:table-cell>
          <table:table-cell table:style-name="ce5" office:value-type="date" office:date-value="2004-04-21" calcext:value-type="date" table:number-columns-spanned="1" table:number-rows-spanned="3">
            <text:p>21/04/04</text:p>
          </table:table-cell>
          <table:table-cell table:style-name="ce8" office:value-type="string" calcext:value-type="string">
            <text:p>HDFC Bank A/c <text:s text:c="44"/>Dr.</text:p>
          </table:table-cell>
          <table:table-cell table:style-name="ce8"/>
          <table:table-cell table:style-name="ce8" office:value-type="float" office:value="25000" calcext:value-type="float">
            <text:p>25000</text:p>
          </table:table-cell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<text:s text:c="4"/>To Advance Consultancy Fees A/c</text:p>
          </table:table-cell>
          <table:table-cell table:number-columns-repeated="2"/>
          <table:table-cell office:value-type="float" office:value="25000" calcext:value-type="float">
            <text:p>25000</text:p>
          </table:table-cell>
          <table:table-cell table:number-columns-repeated="1018"/>
        </table:table-row>
        <table:table-row table:style-name="ro2">
          <table:covered-table-cell table:style-name="ce4"/>
          <table:covered-table-cell table:style-name="ce7"/>
          <table:table-cell table:style-name="ce9" office:value-type="string" calcext:value-type="string">
            <text:p>(Being advance received from Silver Services for providing consulting services.)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11" calcext:value-type="float" table:number-columns-spanned="1" table:number-rows-spanned="3">
            <text:p>11</text:p>
          </table:table-cell>
          <table:table-cell table:style-name="ce5" office:value-type="date" office:date-value="2004-04-23" calcext:value-type="date" table:number-columns-spanned="1" table:number-rows-spanned="3">
            <text:p>23/04/04</text:p>
          </table:table-cell>
          <table:table-cell table:style-name="ce8" office:value-type="string" calcext:value-type="string">
            <text:p>HDFC Bank A/c <text:s text:c="44"/>Dr.</text:p>
          </table:table-cell>
          <table:table-cell table:style-name="ce8"/>
          <table:table-cell table:style-name="ce8" office:value-type="float" office:value="50000" calcext:value-type="float">
            <text:p>50000</text:p>
          </table:table-cell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<text:s text:c="4"/>To Cash A/c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number-columns-repeated="1018"/>
        </table:table-row>
        <table:table-row table:style-name="ro1">
          <table:covered-table-cell table:style-name="ce4"/>
          <table:covered-table-cell table:style-name="ce7"/>
          <table:table-cell table:style-name="ce9" office:value-type="string" calcext:value-type="string">
            <text:p>(Being cash deposited to bank.)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12" calcext:value-type="float" table:number-columns-spanned="1" table:number-rows-spanned="3">
            <text:p>12</text:p>
          </table:table-cell>
          <table:table-cell table:style-name="ce5" office:value-type="date" office:date-value="2004-04-25" calcext:value-type="date" table:number-columns-spanned="1" table:number-rows-spanned="3">
            <text:p>25/04/04</text:p>
          </table:table-cell>
          <table:table-cell table:style-name="ce8" office:value-type="string" calcext:value-type="string">
            <text:p>Stationery Consumables A/c <text:s text:c="24"/>Dr.</text:p>
          </table:table-cell>
          <table:table-cell table:style-name="ce8"/>
          <table:table-cell table:style-name="ce8" office:value-type="float" office:value="6000" calcext:value-type="float">
            <text:p>6000</text:p>
          </table:table-cell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<text:s text:c="4"/>To Ink and Paper Publishers A/c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1018"/>
        </table:table-row>
        <table:table-row table:style-name="ro1">
          <table:covered-table-cell table:style-name="ce4"/>
          <table:covered-table-cell table:style-name="ce7"/>
          <table:table-cell table:style-name="ce9" office:value-type="string" calcext:value-type="string">
            <text:p>(Being bill for printing office stationery)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13" calcext:value-type="float" table:number-columns-spanned="1" table:number-rows-spanned="3">
            <text:p>13</text:p>
          </table:table-cell>
          <table:table-cell table:style-name="ce5" office:value-type="date" office:date-value="2004-04-27" calcext:value-type="date" table:number-columns-spanned="1" table:number-rows-spanned="3">
            <text:p>27/04/04</text:p>
          </table:table-cell>
          <table:table-cell table:style-name="ce8" office:value-type="string" calcext:value-type="string">
            <text:p>Drawing A/c <text:s text:c="50"/>Dr.</text:p>
          </table:table-cell>
          <table:table-cell table:style-name="ce8"/>
          <table:table-cell table:style-name="ce8" office:value-type="float" office:value="7500" calcext:value-type="float">
            <text:p>7500</text:p>
          </table:table-cell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<text:s text:c="4"/>To Cash A/c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table:number-columns-repeated="1018"/>
        </table:table-row>
        <table:table-row table:style-name="ro2">
          <table:covered-table-cell table:style-name="ce4"/>
          <table:covered-table-cell table:style-name="ce7"/>
          <table:table-cell table:style-name="ce9" office:value-type="string" calcext:value-type="string">
            <text:p>(Being amount withdrawn by owner for personal use.)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14" calcext:value-type="float" table:number-columns-spanned="1" table:number-rows-spanned="3">
            <text:p>14</text:p>
          </table:table-cell>
          <table:table-cell table:style-name="ce5" office:value-type="date" office:date-value="2004-04-30" calcext:value-type="date" table:number-columns-spanned="1" table:number-rows-spanned="3">
            <text:p>30/04/04</text:p>
          </table:table-cell>
          <table:table-cell table:style-name="ce8" office:value-type="string" calcext:value-type="string">
            <text:p>Office Maintenace Charges <text:s text:c="27"/>Dr.</text:p>
          </table:table-cell>
          <table:table-cell table:style-name="ce8"/>
          <table:table-cell table:style-name="ce8" office:value-type="float" office:value="750" calcext:value-type="float">
            <text:p>750</text:p>
          </table:table-cell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<text:s text:c="4"/>To Cash A/c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number-columns-repeated="1018"/>
        </table:table-row>
        <table:table-row table:style-name="ro1">
          <table:covered-table-cell table:style-name="ce4"/>
          <table:covered-table-cell table:style-name="ce7"/>
          <table:table-cell table:style-name="ce9" office:value-type="string" calcext:value-type="string">
            <text:p>(Being amount paid for office maintenance)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15" calcext:value-type="float" table:number-columns-spanned="1" table:number-rows-spanned="3">
            <text:p>15</text:p>
          </table:table-cell>
          <table:table-cell table:style-name="ce5" office:value-type="date" office:date-value="2004-05-01" calcext:value-type="date" table:number-columns-spanned="1" table:number-rows-spanned="3">
            <text:p>01/05/04</text:p>
          </table:table-cell>
          <table:table-cell table:style-name="ce8" office:value-type="string" calcext:value-type="string">
            <text:p>Ink and Paper Publishers A/c <text:s text:c="24"/>Dr.</text:p>
          </table:table-cell>
          <table:table-cell table:style-name="ce8"/>
          <table:table-cell table:style-name="ce8" office:value-type="float" office:value="6000" calcext:value-type="float">
            <text:p>6000</text:p>
          </table:table-cell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<text:s text:c="4"/>To Cash A/c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1018"/>
        </table:table-row>
        <table:table-row table:style-name="ro1">
          <table:covered-table-cell table:style-name="ce4"/>
          <table:covered-table-cell table:style-name="ce7"/>
          <table:table-cell table:style-name="ce9" office:value-type="string" calcext:value-type="string">
            <text:p>(Being amount paid for printing of stationery)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16" calcext:value-type="float" table:number-columns-spanned="1" table:number-rows-spanned="3">
            <text:p>16</text:p>
          </table:table-cell>
          <table:table-cell table:style-name="ce5" office:value-type="date" office:date-value="2004-05-05" calcext:value-type="date" table:number-columns-spanned="1" table:number-rows-spanned="3">
            <text:p>05/05/04</text:p>
          </table:table-cell>
          <table:table-cell table:style-name="ce8" office:value-type="string" calcext:value-type="string">
            <text:p>Office Rent A/c <text:s text:c="46"/>Dr.</text:p>
          </table:table-cell>
          <table:table-cell table:style-name="ce8"/>
          <table:table-cell table:style-name="ce8" office:value-type="float" office:value="2500" calcext:value-type="float">
            <text:p>2500</text:p>
          </table:table-cell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<text:s text:c="4"/>To HDFC Bank A/c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covered-table-cell table:style-name="ce4"/>
          <table:covered-table-cell table:style-name="ce7"/>
          <table:table-cell table:style-name="ce9" office:value-type="string" calcext:value-type="string">
            <text:p>(Being office rent paid for April 2004)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17" calcext:value-type="float" table:number-columns-spanned="1" table:number-rows-spanned="3">
            <text:p>17</text:p>
          </table:table-cell>
          <table:table-cell table:style-name="ce5" office:value-type="date" office:date-value="2004-05-06" calcext:value-type="date" table:number-columns-spanned="1" table:number-rows-spanned="3">
            <text:p>06/05/04</text:p>
          </table:table-cell>
          <table:table-cell table:style-name="ce8" office:value-type="string" calcext:value-type="string">
            <text:p>Salary A/c <text:s text:c="54"/>Dr.</text:p>
          </table:table-cell>
          <table:table-cell table:style-name="ce8"/>
          <table:table-cell table:style-name="ce8" office:value-type="float" office:value="10400" calcext:value-type="float">
            <text:p>10400</text:p>
          </table:table-cell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<text:s text:c="4"/>To HDFC Bank A/c</text:p>
          </table:table-cell>
          <table:table-cell table:number-columns-repeated="2"/>
          <table:table-cell office:value-type="float" office:value="10400" calcext:value-type="float">
            <text:p>10400</text:p>
          </table:table-cell>
          <table:table-cell table:number-columns-repeated="1018"/>
        </table:table-row>
        <table:table-row table:style-name="ro1">
          <table:covered-table-cell table:style-name="ce4"/>
          <table:covered-table-cell table:style-name="ce7"/>
          <table:table-cell table:style-name="ce9" office:value-type="string" calcext:value-type="string">
            <text:p>(Being salary paid for April 2004)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18" calcext:value-type="float" table:number-columns-spanned="1" table:number-rows-spanned="3">
            <text:p>18</text:p>
          </table:table-cell>
          <table:table-cell table:style-name="ce5" office:value-type="date" office:date-value="2004-05-07" calcext:value-type="date" table:number-columns-spanned="1" table:number-rows-spanned="3">
            <text:p>07/05/04</text:p>
          </table:table-cell>
          <table:table-cell table:style-name="ce8" office:value-type="string" calcext:value-type="string">
            <text:p>Mobile Phone Bills A/c <text:s text:c="35"/>Dr.</text:p>
          </table:table-cell>
          <table:table-cell table:style-name="ce8"/>
          <table:table-cell table:style-name="ce8" office:value-type="float" office:value="1250" calcext:value-type="float">
            <text:p>1250</text:p>
          </table:table-cell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<text:s text:c="4"/>To Cash A/c</text:p>
          </table:table-cell>
          <table:table-cell table:number-columns-repeated="2"/>
          <table:table-cell office:value-type="float" office:value="1250" calcext:value-type="float">
            <text:p>1250</text:p>
          </table:table-cell>
          <table:table-cell table:number-columns-repeated="1018"/>
        </table:table-row>
        <table:table-row table:style-name="ro1">
          <table:covered-table-cell table:style-name="ce4"/>
          <table:covered-table-cell table:style-name="ce7"/>
          <table:table-cell table:style-name="ce9" office:value-type="string" calcext:value-type="string">
            <text:p>(Being mobile phone bills paid for April 2004)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19" calcext:value-type="float" table:number-columns-spanned="1" table:number-rows-spanned="3">
            <text:p>19</text:p>
          </table:table-cell>
          <table:table-cell table:style-name="ce5" office:value-type="date" office:date-value="2004-05-10" calcext:value-type="date" table:number-columns-spanned="1" table:number-rows-spanned="3">
            <text:p>10/05/04</text:p>
          </table:table-cell>
          <table:table-cell table:style-name="ce8" office:value-type="string" calcext:value-type="string">
            <text:p>Global House A/c <text:s text:c="43"/>Dr.</text:p>
          </table:table-cell>
          <table:table-cell table:style-name="ce8"/>
          <table:table-cell table:style-name="ce8" office:value-type="float" office:value="12500" calcext:value-type="float">
            <text:p>12500</text:p>
          </table:table-cell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<text:s text:c="4"/>To HDFC Bank A/c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table:number-columns-repeated="1018"/>
        </table:table-row>
        <table:table-row table:style-name="ro2">
          <table:covered-table-cell table:style-name="ce4"/>
          <table:covered-table-cell table:style-name="ce7"/>
          <table:table-cell table:style-name="ce9" office:value-type="string" calcext:value-type="string">
            <text:p>(Being check issued to Global House for stationery purchased)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20" calcext:value-type="float" table:number-columns-spanned="1" table:number-rows-spanned="3">
            <text:p>20</text:p>
          </table:table-cell>
          <table:table-cell table:style-name="ce5" office:value-type="date" office:date-value="2004-05-12" calcext:value-type="date" table:number-columns-spanned="1" table:number-rows-spanned="3">
            <text:p>12/05/04</text:p>
          </table:table-cell>
          <table:table-cell table:style-name="ce8" office:value-type="string" calcext:value-type="string">
            <text:p>Electricity Charges A/c <text:s text:c="34"/>Dr.</text:p>
          </table:table-cell>
          <table:table-cell table:style-name="ce8"/>
          <table:table-cell table:style-name="ce8" office:value-type="float" office:value="1100" calcext:value-type="float">
            <text:p>1100</text:p>
          </table:table-cell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<text:s text:c="4"/>To Cash A/c</text:p>
          </table:table-cell>
          <table:table-cell table:number-columns-repeated="2"/>
          <table:table-cell office:value-type="float" office:value="1100" calcext:value-type="float">
            <text:p>1100</text:p>
          </table:table-cell>
          <table:table-cell table:number-columns-repeated="1018"/>
        </table:table-row>
        <table:table-row table:style-name="ro1">
          <table:covered-table-cell table:style-name="ce4"/>
          <table:covered-table-cell table:style-name="ce7"/>
          <table:table-cell table:style-name="ce9"/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21" calcext:value-type="float" table:number-columns-spanned="1" table:number-rows-spanned="3">
            <text:p>21</text:p>
          </table:table-cell>
          <table:table-cell table:style-name="ce5" office:value-type="date" office:date-value="2004-05-14" calcext:value-type="date" table:number-columns-spanned="1" table:number-rows-spanned="3">
            <text:p>14/05/04</text:p>
          </table:table-cell>
          <table:table-cell table:style-name="ce8" office:value-type="string" calcext:value-type="string">
            <text:p>HDFC Bank A/c <text:s text:c="44"/>Dr.</text:p>
          </table:table-cell>
          <table:table-cell table:style-name="ce8"/>
          <table:table-cell table:style-name="ce8" office:value-type="float" office:value="25000" calcext:value-type="float">
            <text:p>25000</text:p>
          </table:table-cell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<text:s text:c="4"/>To Advance Consultancy Fees A/c</text:p>
          </table:table-cell>
          <table:table-cell table:number-columns-repeated="2"/>
          <table:table-cell office:value-type="float" office:value="25000" calcext:value-type="float">
            <text:p>25000</text:p>
          </table:table-cell>
          <table:table-cell table:number-columns-repeated="1018"/>
        </table:table-row>
        <table:table-row table:style-name="ro2">
          <table:covered-table-cell table:style-name="ce4"/>
          <table:covered-table-cell table:style-name="ce7"/>
          <table:table-cell table:style-name="ce9" office:value-type="string" calcext:value-type="string">
            <text:p>(Being further advance received from Silver Services for providing consulting services.)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22" calcext:value-type="float" table:number-columns-spanned="1" table:number-rows-spanned="3">
            <text:p>22</text:p>
          </table:table-cell>
          <table:table-cell table:style-name="ce5" office:value-type="date" office:date-value="2004-05-15" calcext:value-type="date" table:number-columns-spanned="1" table:number-rows-spanned="3">
            <text:p>15/05/04</text:p>
          </table:table-cell>
          <table:table-cell table:style-name="ce8" office:value-type="string" calcext:value-type="string">
            <text:p>Conveyance Bills A/c <text:s text:c="36"/>Dr.</text:p>
          </table:table-cell>
          <table:table-cell table:style-name="ce8"/>
          <table:table-cell table:style-name="ce8" office:value-type="float" office:value="650" calcext:value-type="float">
            <text:p>650</text:p>
          </table:table-cell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<text:s text:c="4"/>To Cash A/c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table:number-columns-repeated="1018"/>
        </table:table-row>
        <table:table-row table:style-name="ro1">
          <table:covered-table-cell table:style-name="ce4"/>
          <table:covered-table-cell table:style-name="ce7"/>
          <table:table-cell table:style-name="ce9"/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23" calcext:value-type="float" table:number-columns-spanned="1" table:number-rows-spanned="3">
            <text:p>23</text:p>
          </table:table-cell>
          <table:table-cell table:style-name="ce5" office:value-type="date" office:date-value="2004-05-18" calcext:value-type="date" table:number-columns-spanned="1" table:number-rows-spanned="3">
            <text:p>18/05/04</text:p>
          </table:table-cell>
          <table:table-cell table:style-name="ce8" office:value-type="string" calcext:value-type="string">
            <text:p>Miscellaneous Office Expenses A/c <text:s text:c="15"/>Dr.</text:p>
          </table:table-cell>
          <table:table-cell table:style-name="ce8"/>
          <table:table-cell table:style-name="ce8" office:value-type="float" office:value="150" calcext:value-type="float">
            <text:p>150</text:p>
          </table:table-cell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<text:s text:c="4"/>To Cash A/c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covered-table-cell table:style-name="ce4"/>
          <table:covered-table-cell table:style-name="ce7"/>
          <table:table-cell table:style-name="ce9"/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24" calcext:value-type="float" table:number-columns-spanned="1" table:number-rows-spanned="3">
            <text:p>24</text:p>
          </table:table-cell>
          <table:table-cell table:style-name="ce5" office:value-type="date" office:date-value="2004-05-20" calcext:value-type="date" table:number-columns-spanned="1" table:number-rows-spanned="3">
            <text:p>20/05/04</text:p>
          </table:table-cell>
          <table:table-cell table:style-name="ce8" office:value-type="string" calcext:value-type="string">
            <text:p>Cash A/c <text:s text:c="54"/>Dr.</text:p>
          </table:table-cell>
          <table:table-cell table:style-name="ce8"/>
          <table:table-cell table:style-name="ce8" office:value-type="float" office:value="15000" calcext:value-type="float">
            <text:p>15000</text:p>
          </table:table-cell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<text:s text:c="4"/>To Consultancy Fees A/c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1018"/>
        </table:table-row>
        <table:table-row table:style-name="ro1">
          <table:covered-table-cell table:style-name="ce4"/>
          <table:covered-table-cell table:style-name="ce7"/>
          <table:table-cell table:style-name="ce9"/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25" calcext:value-type="float" table:number-columns-spanned="1" table:number-rows-spanned="4">
            <text:p>25</text:p>
          </table:table-cell>
          <table:table-cell table:style-name="ce5" office:value-type="date" office:date-value="2004-05-25" calcext:value-type="date" table:number-columns-spanned="1" table:number-rows-spanned="4">
            <text:p>25/05/04</text:p>
          </table:table-cell>
          <table:table-cell table:style-name="ce8" office:value-type="string" calcext:value-type="string">
            <text:p>Advance Consultancy Fees <text:s text:c="26"/>Dr.</text:p>
          </table:table-cell>
          <table:table-cell table:style-name="ce8"/>
          <table:table-cell table:style-name="ce8" office:value-type="float" office:value="50000" calcext:value-type="float">
            <text:p>50000</text:p>
          </table:table-cell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Cash A/c <text:s text:c="54"/>Dr.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<text:s text:c="4"/>To Consultancy Fees A/c</text:p>
          </table:table-cell>
          <table:table-cell table:number-columns-repeated="2"/>
          <table:table-cell office:value-type="float" office:value="75000" calcext:value-type="float">
            <text:p>75000</text:p>
          </table:table-cell>
          <table:table-cell table:number-columns-repeated="1018"/>
        </table:table-row>
        <table:table-row table:style-name="ro1">
          <table:covered-table-cell table:style-name="ce4"/>
          <table:covered-table-cell table:style-name="ce7"/>
          <table:table-cell table:style-name="ce9" office:value-type="string" calcext:value-type="string">
            <text:p>(Being invoice raised on Silver Services)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26" calcext:value-type="float" table:number-columns-spanned="1" table:number-rows-spanned="3">
            <text:p>26</text:p>
          </table:table-cell>
          <table:table-cell table:style-name="ce5" office:value-type="date" office:date-value="2004-05-28" calcext:value-type="date" table:number-columns-spanned="1" table:number-rows-spanned="3">
            <text:p>28/05/04</text:p>
          </table:table-cell>
          <table:table-cell table:style-name="ce8" office:value-type="string" calcext:value-type="string">
            <text:p>Drawing A/c <text:s text:c="50"/>Dr.</text:p>
          </table:table-cell>
          <table:table-cell table:style-name="ce8"/>
          <table:table-cell table:style-name="ce8" office:value-type="float" office:value="6000" calcext:value-type="float">
            <text:p>6000</text:p>
          </table:table-cell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<text:s text:c="4"/>To Cash A/c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1018"/>
        </table:table-row>
        <table:table-row table:style-name="ro1">
          <table:covered-table-cell table:style-name="ce4"/>
          <table:covered-table-cell table:style-name="ce7"/>
          <table:table-cell table:style-name="ce9"/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27" calcext:value-type="float" table:number-columns-spanned="1" table:number-rows-spanned="3">
            <text:p>27</text:p>
          </table:table-cell>
          <table:table-cell table:style-name="ce5" table:number-columns-spanned="1" table:number-rows-spanned="3"/>
          <table:table-cell table:style-name="ce8" table:number-columns-repeated="3"/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style-name="ce4"/>
          <table:covered-table-cell table:style-name="ce7"/>
          <table:table-cell table:style-name="ce9"/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28" calcext:value-type="float" table:number-columns-spanned="1" table:number-rows-spanned="3">
            <text:p>28</text:p>
          </table:table-cell>
          <table:table-cell table:style-name="ce5" table:number-columns-spanned="1" table:number-rows-spanned="3"/>
          <table:table-cell table:style-name="ce8" table:number-columns-repeated="3"/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style-name="ce4"/>
          <table:covered-table-cell table:style-name="ce7"/>
          <table:table-cell table:style-name="ce9"/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29" calcext:value-type="float" table:number-columns-spanned="1" table:number-rows-spanned="3">
            <text:p>29</text:p>
          </table:table-cell>
          <table:table-cell table:style-name="ce5" table:number-columns-spanned="1" table:number-rows-spanned="3"/>
          <table:table-cell table:style-name="ce8" table:number-columns-repeated="3"/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style-name="ce4"/>
          <table:covered-table-cell table:style-name="ce7"/>
          <table:table-cell table:style-name="ce9"/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30" calcext:value-type="float" table:number-columns-spanned="1" table:number-rows-spanned="3">
            <text:p>30</text:p>
          </table:table-cell>
          <table:table-cell table:style-name="ce5" table:number-columns-spanned="1" table:number-rows-spanned="3"/>
          <table:table-cell table:style-name="ce8" table:number-columns-repeated="3"/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style-name="ce4"/>
          <table:covered-table-cell table:style-name="ce7"/>
          <table:table-cell table:style-name="ce9"/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31" calcext:value-type="float" table:number-columns-spanned="1" table:number-rows-spanned="3">
            <text:p>31</text:p>
          </table:table-cell>
          <table:table-cell table:style-name="ce5" table:number-columns-spanned="1" table:number-rows-spanned="3"/>
          <table:table-cell table:style-name="ce8" table:number-columns-repeated="3"/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style-name="ce4"/>
          <table:covered-table-cell table:style-name="ce7"/>
          <table:table-cell table:style-name="ce9"/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32" calcext:value-type="float" table:number-columns-spanned="1" table:number-rows-spanned="3">
            <text:p>32</text:p>
          </table:table-cell>
          <table:table-cell table:style-name="ce5" table:number-columns-spanned="1" table:number-rows-spanned="3"/>
          <table:table-cell table:style-name="ce8" table:number-columns-repeated="3"/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style-name="ce4"/>
          <table:covered-table-cell table:style-name="ce7"/>
          <table:table-cell table:style-name="ce9"/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33" calcext:value-type="float" table:number-columns-spanned="1" table:number-rows-spanned="3">
            <text:p>33</text:p>
          </table:table-cell>
          <table:table-cell table:style-name="ce5" table:number-columns-spanned="1" table:number-rows-spanned="3"/>
          <table:table-cell table:style-name="ce8" table:number-columns-repeated="3"/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style-name="ce4"/>
          <table:covered-table-cell table:style-name="ce7"/>
          <table:table-cell table:style-name="ce9"/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34" calcext:value-type="float" table:number-columns-spanned="1" table:number-rows-spanned="3">
            <text:p>34</text:p>
          </table:table-cell>
          <table:table-cell table:style-name="ce5" table:number-columns-spanned="1" table:number-rows-spanned="3"/>
          <table:table-cell table:style-name="ce8" table:number-columns-repeated="3"/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style-name="ce4"/>
          <table:covered-table-cell table:style-name="ce7"/>
          <table:table-cell table:style-name="ce9"/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35" calcext:value-type="float" table:number-columns-spanned="1" table:number-rows-spanned="3">
            <text:p>35</text:p>
          </table:table-cell>
          <table:table-cell table:style-name="ce5" table:number-columns-spanned="1" table:number-rows-spanned="3"/>
          <table:table-cell table:style-name="ce8" table:number-columns-repeated="3"/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style-name="ce4"/>
          <table:covered-table-cell table:style-name="ce7"/>
          <table:table-cell table:style-name="ce9"/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36" calcext:value-type="float" table:number-columns-spanned="1" table:number-rows-spanned="3">
            <text:p>36</text:p>
          </table:table-cell>
          <table:table-cell table:style-name="ce5" table:number-columns-spanned="1" table:number-rows-spanned="3"/>
          <table:table-cell table:style-name="ce8" table:number-columns-repeated="3"/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style-name="ce4"/>
          <table:covered-table-cell table:style-name="ce7"/>
          <table:table-cell table:style-name="ce9"/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37" calcext:value-type="float" table:number-columns-spanned="1" table:number-rows-spanned="3">
            <text:p>37</text:p>
          </table:table-cell>
          <table:table-cell table:style-name="ce5" table:number-columns-spanned="1" table:number-rows-spanned="3"/>
          <table:table-cell table:style-name="ce8" table:number-columns-repeated="3"/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style-name="ce4"/>
          <table:covered-table-cell table:style-name="ce7"/>
          <table:table-cell table:style-name="ce9"/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38" calcext:value-type="float" table:number-columns-spanned="1" table:number-rows-spanned="3">
            <text:p>38</text:p>
          </table:table-cell>
          <table:table-cell table:style-name="ce5" table:number-columns-spanned="1" table:number-rows-spanned="3"/>
          <table:table-cell table:style-name="ce8" table:number-columns-repeated="3"/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style-name="ce4"/>
          <table:covered-table-cell table:style-name="ce7"/>
          <table:table-cell table:style-name="ce9"/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39" calcext:value-type="float" table:number-columns-spanned="1" table:number-rows-spanned="3">
            <text:p>39</text:p>
          </table:table-cell>
          <table:table-cell table:style-name="ce5" table:number-columns-spanned="1" table:number-rows-spanned="3"/>
          <table:table-cell table:style-name="ce8" table:number-columns-repeated="3"/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style-name="ce4"/>
          <table:covered-table-cell table:style-name="ce7"/>
          <table:table-cell table:style-name="ce9"/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40" calcext:value-type="float" table:number-columns-spanned="1" table:number-rows-spanned="3">
            <text:p>40</text:p>
          </table:table-cell>
          <table:table-cell table:style-name="ce5" table:number-columns-spanned="1" table:number-rows-spanned="3"/>
          <table:table-cell table:style-name="ce8" table:number-columns-repeated="3"/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style-name="ce4"/>
          <table:covered-table-cell table:style-name="ce7"/>
          <table:table-cell table:style-name="ce9"/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41" calcext:value-type="float" table:number-columns-spanned="1" table:number-rows-spanned="3">
            <text:p>41</text:p>
          </table:table-cell>
          <table:table-cell table:style-name="ce5" table:number-columns-spanned="1" table:number-rows-spanned="3"/>
          <table:table-cell table:style-name="ce8" table:number-columns-repeated="3"/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style-name="ce4"/>
          <table:covered-table-cell table:style-name="ce7"/>
          <table:table-cell table:style-name="ce9"/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42" calcext:value-type="float" table:number-columns-spanned="1" table:number-rows-spanned="3">
            <text:p>42</text:p>
          </table:table-cell>
          <table:table-cell table:style-name="ce5" table:number-columns-spanned="1" table:number-rows-spanned="3"/>
          <table:table-cell table:style-name="ce8" table:number-columns-repeated="3"/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style-name="ce4"/>
          <table:covered-table-cell table:style-name="ce7"/>
          <table:table-cell table:style-name="ce9"/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43" calcext:value-type="float" table:number-columns-spanned="1" table:number-rows-spanned="3">
            <text:p>43</text:p>
          </table:table-cell>
          <table:table-cell table:style-name="ce5" table:number-columns-spanned="1" table:number-rows-spanned="3"/>
          <table:table-cell table:style-name="ce8" table:number-columns-repeated="3"/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style-name="ce4"/>
          <table:covered-table-cell table:style-name="ce7"/>
          <table:table-cell table:style-name="ce9"/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44" calcext:value-type="float" table:number-columns-spanned="1" table:number-rows-spanned="3">
            <text:p>44</text:p>
          </table:table-cell>
          <table:table-cell table:style-name="ce5" table:number-columns-spanned="1" table:number-rows-spanned="3"/>
          <table:table-cell table:style-name="ce8" table:number-columns-repeated="3"/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style-name="ce4"/>
          <table:covered-table-cell table:style-name="ce7"/>
          <table:table-cell table:style-name="ce9"/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45" calcext:value-type="float" table:number-columns-spanned="1" table:number-rows-spanned="3">
            <text:p>45</text:p>
          </table:table-cell>
          <table:table-cell table:style-name="ce5" table:number-columns-spanned="1" table:number-rows-spanned="3"/>
          <table:table-cell table:style-name="ce8" table:number-columns-repeated="3"/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style-name="ce4"/>
          <table:covered-table-cell table:style-name="ce7"/>
          <table:table-cell table:style-name="ce9"/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46" calcext:value-type="float" table:number-columns-spanned="1" table:number-rows-spanned="3">
            <text:p>46</text:p>
          </table:table-cell>
          <table:table-cell table:style-name="ce5" table:number-columns-spanned="1" table:number-rows-spanned="3"/>
          <table:table-cell table:style-name="ce8" table:number-columns-repeated="3"/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style-name="ce4"/>
          <table:covered-table-cell table:style-name="ce7"/>
          <table:table-cell table:style-name="ce9"/>
          <table:table-cell table:style-name="ce10" table:number-columns-repeated="2"/>
          <table:table-cell table:style-name="ce13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 style:data-style-name="N2" text:time-value="08:21:41.1348869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nish Kumar Mishra</meta:initial-creator>
    <meta:creation-date>2020-09-01T15:29:45.011450335</meta:creation-date>
    <dc:date>2020-10-09T12:34:00.363925532</dc:date>
    <dc:creator>Manish Kumar Mishra</dc:creator>
    <meta:editing-duration>PT5H46M45S</meta:editing-duration>
    <meta:editing-cycles>14</meta:editing-cycles>
    <meta:generator>LibreOffice/6.4.6.2$Linux_X86_64 LibreOffice_project/40$Build-2</meta:generator>
    <meta:document-statistic meta:table-count="1" meta:cell-count="207" meta:object-count="0"/>
  </office:meta>
</office:document-meta>
</file>